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stroke="solid" draw:stroke-dash="Ultrafine_20_Dashed" draw:textarea-horizontal-align="center" draw:textarea-vertical-align="middle"/>
    </style:style>
    <style:style style:name="gr5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3.2cm" svg:height="1.5cm" svg:x="8.8cm" svg:y="1.9cm">
          <text:p text:style-name="P1"><text:span text:style-name="T1">Notre société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id="id3" draw:layer="layout" svg:width="3cm" svg:height="2cm" svg:x="5cm" svg:y="4.6cm">
          <text:p text:style-name="P1"><text:span text:style-name="T1">CD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id="id4" draw:layer="layout" svg:width="3cm" svg:height="2cm" svg:x="6.9cm" svg:y="7.5cm">
          <text:p text:style-name="P1"><text:span text:style-name="T1">Groupe de</text:span></text:p>
          <text:p text:style-name="P1"><text:span text:style-name="T1">GEI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id="id11" draw:layer="layout" svg:width="3.2cm" svg:height="1.5cm" svg:x="16.5cm" svg:y="2cm">
          <text:p text:style-name="P1"><text:span text:style-name="T1">Fournisseur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id="id12" draw:layer="layout" svg:width="3.2cm" svg:height="1.5cm" svg:x="16.5cm" svg:y="4.862cm">
          <text:p text:style-name="P1"><text:span text:style-name="T1">Sous-</text:span><text:span text:style-name="T1"><text:line-break/></text:span><text:span text:style-name="T1">traitanc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id="id14" draw:layer="layout" svg:width="3.2cm" svg:height="1.5cm" svg:x="16.5cm" svg:y="10.5cm">
          <text:p text:style-name="P1"><text:span text:style-name="T1">Société de</text:span></text:p>
          <text:p text:style-name="P1"><text:span text:style-name="T1">Maintenanc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id="id5" draw:layer="layout" svg:width="3cm" svg:height="2cm" svg:x="12.5cm" svg:y="4.6cm">
          <text:p text:style-name="P1"><text:span text:style-name="T1">Sce </text:span></text:p>
          <text:p text:style-name="P1"><text:span text:style-name="T1">Commercia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id="id2" draw:layer="layout" svg:width="3cm" svg:height="2cm" svg:x="8.9cm" svg:y="4.6cm">
          <text:p text:style-name="P1"><text:span text:style-name="T1">RQ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id="id9" draw:layer="layout" svg:width="3cm" svg:height="2cm" svg:x="6.9cm" svg:y="19.1cm">
          <text:p text:style-name="P1"><text:span text:style-name="T1">Resp</text:span><text:span text:style-name="T1"><text:line-break/></text:span><text:span text:style-name="T1">Archi. Mat.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id="id7" draw:layer="layout" svg:width="3cm" svg:height="2cm" svg:x="9.4cm" svg:y="13.2cm">
          <text:p text:style-name="P1"><text:span text:style-name="T1">Resp </text:span><text:span text:style-name="T1"><text:line-break/></text:span><text:span text:style-name="T1">CDC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id="id8" draw:layer="layout" svg:width="3cm" svg:height="2cm" svg:x="12.8cm" svg:y="13.2cm">
          <text:p text:style-name="P1"><text:span text:style-name="T1">Resp </text:span><text:span text:style-name="T1"><text:line-break/></text:span><text:span text:style-name="T1">CDC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id="id6" draw:layer="layout" svg:width="3cm" svg:height="2cm" svg:x="4.1cm" svg:y="13.2cm">
          <text:p text:style-name="P1"><text:span text:style-name="T1">Resp</text:span><text:span text:style-name="T1"><text:line-break/></text:span><text:span text:style-name="T1">CDC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id="id10" draw:layer="layout" svg:width="3cm" svg:height="2cm" svg:x="12.3cm" svg:y="19cm">
          <text:p text:style-name="P1"><text:span text:style-name="T1">Resp</text:span><text:span text:style-name="T1"><text:line-break/></text:span><text:span text:style-name="T1">Déploieme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id="id15" draw:layer="layout" svg:width="2.5cm" svg:height="1.5cm" svg:x="1.1cm" svg:y="7.5cm">
          <text:p text:style-name="P1"><text:span text:style-name="T1">COPEVUE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2" draw:layer="layout" svg:x1="10.4cm" svg:y1="3.4cm" svg:x2="10.4cm" svg:y2="4.6cm" draw:start-shape="id1" draw:start-glue-point="6" draw:end-shape="id2" draw:end-glue-point="4" svg:d="m10400 3400v1200">
          <text:p/>
        </draw:connector>
        <draw:connector draw:style-name="gr2" draw:text-style-name="P2" draw:layer="layout" svg:x1="10.4cm" svg:y1="3.4cm" svg:x2="6.5cm" svg:y2="4.6cm" draw:start-shape="id1" draw:start-glue-point="6" draw:end-shape="id3" draw:end-glue-point="4" svg:d="m10400 3400v601h-3900v599">
          <text:p/>
        </draw:connector>
        <draw:connector draw:style-name="gr2" draw:text-style-name="P2" draw:layer="layout" draw:line-skew="-1.451cm" svg:x1="10.4cm" svg:y1="3.4cm" svg:x2="8.4cm" svg:y2="7.5cm" draw:start-shape="id1" draw:start-glue-point="6" draw:end-shape="id4" svg:d="m10400 3400v600h-2000v3500">
          <text:p/>
        </draw:connector>
        <draw:connector draw:style-name="gr2" draw:text-style-name="P2" draw:layer="layout" svg:x1="10.4cm" svg:y1="3.4cm" svg:x2="14cm" svg:y2="4.6cm" draw:start-shape="id1" draw:end-shape="id5" draw:end-glue-point="4" svg:d="m10400 3400v601h3600v599">
          <text:p/>
        </draw:connector>
        <draw:connector draw:style-name="gr2" draw:text-style-name="P2" draw:layer="layout" svg:x1="8.4cm" svg:y1="9.5cm" svg:x2="5.6cm" svg:y2="13.2cm" draw:start-shape="id4" draw:start-glue-point="6" draw:end-shape="id6" svg:d="m8400 9500v1851h-2800v1849">
          <text:p/>
        </draw:connector>
        <draw:connector draw:style-name="gr2" draw:text-style-name="P2" draw:layer="layout" svg:x1="8.4cm" svg:y1="9.5cm" svg:x2="10.9cm" svg:y2="13.2cm" draw:start-shape="id4" draw:start-glue-point="6" draw:end-shape="id7" svg:d="m8400 9500v1851h2500v1849">
          <text:p/>
        </draw:connector>
        <draw:connector draw:style-name="gr2" draw:text-style-name="P2" draw:layer="layout" svg:x1="8.4cm" svg:y1="9.5cm" svg:x2="14.3cm" svg:y2="13.2cm" draw:start-shape="id4" draw:start-glue-point="6" draw:end-shape="id8" draw:end-glue-point="4" svg:d="m8400 9500v1851h5900v1849">
          <text:p/>
        </draw:connector>
        <draw:connector draw:style-name="gr2" draw:text-style-name="P2" draw:layer="layout" svg:x1="8.4cm" svg:y1="9.5cm" svg:x2="8.4cm" svg:y2="19.1cm" draw:start-shape="id4" draw:end-shape="id9" draw:end-glue-point="4" svg:d="m8400 9500v9600">
          <text:p/>
        </draw:connector>
        <draw:connector draw:style-name="gr2" draw:text-style-name="P2" draw:layer="layout" draw:line-skew="1.949cm" svg:x1="8.4cm" svg:y1="9.5cm" svg:x2="13.8cm" svg:y2="19cm" draw:start-shape="id4" draw:start-glue-point="6" draw:end-shape="id10" draw:end-glue-point="4" svg:d="m8400 9500v6700h5400v2800">
          <text:p/>
        </draw:connector>
        <draw:connector draw:style-name="gr2" draw:text-style-name="P2" draw:layer="layout" svg:x1="15.5cm" svg:y1="5.6cm" svg:x2="16.5cm" svg:y2="2.75cm" draw:start-shape="id5" draw:start-glue-point="7" draw:end-shape="id11" draw:end-glue-point="5" svg:d="m15500 5600h502v-1549h-3v-1301h501">
          <text:p/>
        </draw:connector>
        <draw:connector draw:style-name="gr2" draw:text-style-name="P2" draw:id="id13" draw:layer="layout" svg:x1="15.5cm" svg:y1="5.6cm" svg:x2="16.5cm" svg:y2="5.612cm" draw:start-shape="id5" draw:start-glue-point="7" draw:end-shape="id12" draw:end-glue-point="5" svg:d="m15500 5600h501v12h499">
          <text:p/>
        </draw:connector>
        <draw:connector draw:style-name="gr2" draw:text-style-name="P2" draw:layer="layout" svg:x1="16.001cm" svg:y1="5.606cm" svg:x2="16.5cm" svg:y2="11.25cm" draw:start-shape="id13" draw:start-glue-point="0" draw:end-shape="id14" draw:end-glue-point="5" svg:d="m16001 5606v2450h-2v3194h501">
          <text:p/>
        </draw:connector>
        <draw:connector draw:style-name="gr3" draw:text-style-name="P2" draw:layer="layout" svg:x1="14.3cm" svg:y1="13.2cm" svg:x2="18.1cm" svg:y2="6.362cm" draw:start-shape="id8" draw:start-glue-point="4" draw:end-shape="id12" svg:d="m14300 13200v-3418h3800v-3420">
          <text:p/>
        </draw:connector>
        <draw:connector draw:style-name="gr3" draw:text-style-name="P2" draw:layer="layout" svg:x1="10.9cm" svg:y1="13.2cm" svg:x2="18.1cm" svg:y2="6.362cm" draw:start-shape="id7" draw:start-glue-point="4" draw:end-shape="id12" draw:end-glue-point="6" svg:d="m10900 13200v-3418h7200v-3420">
          <text:p/>
        </draw:connector>
        <draw:connector draw:style-name="gr3" draw:text-style-name="P2" draw:layer="layout" svg:x1="5.6cm" svg:y1="13.2cm" svg:x2="18.1cm" svg:y2="6.362cm" draw:start-shape="id6" draw:start-glue-point="4" draw:end-shape="id12" draw:end-glue-point="6" svg:d="m5600 13200v-3418h12500v-3420">
          <text:p/>
        </draw:connector>
        <draw:connector draw:style-name="gr3" draw:text-style-name="P2" draw:layer="layout" svg:x1="15.3cm" svg:y1="20cm" svg:x2="18.1cm" svg:y2="12cm" draw:start-shape="id10" draw:start-glue-point="7" draw:end-shape="id14" draw:end-glue-point="6" svg:d="m15300 20000h2800v-8000">
          <text:p/>
        </draw:connector>
        <draw:connector draw:style-name="gr3" draw:text-style-name="P2" draw:layer="layout" svg:x1="5cm" svg:y1="5.6cm" svg:x2="2.35cm" svg:y2="7.5cm" draw:start-shape="id3" draw:start-glue-point="5" draw:end-shape="id15" draw:end-glue-point="4" svg:d="m5000 5600h-2650v1900">
          <text:p/>
        </draw:connector>
        <draw:connector draw:style-name="gr3" draw:text-style-name="P2" draw:layer="layout" svg:x1="8.9cm" svg:y1="5.6cm" svg:x2="8cm" svg:y2="5.6cm" draw:start-shape="id2" draw:start-glue-point="5" draw:end-shape="id3" draw:end-glue-point="7" svg:d="m8900 5600h-900">
          <text:p/>
        </draw:connector>
        <draw:line draw:style-name="gr4" draw:text-style-name="P2" draw:layer="layout" svg:x1="4cm" svg:y1="22cm" svg:x2="4cm" svg:y2="1cm">
          <text:p/>
        </draw:line>
        <draw:frame draw:style-name="gr5" draw:layer="layout" svg:width="10.463cm" svg:height="0.962cm" svg:x="5.537cm" svg:y="26.5cm">
          <draw:text-box>
            <text:p>Organisation fonctionnelle du proje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hafik </meta:initial-creator>
    <meta:creation-date>2011-02-16T01:10:12</meta:creation-date>
    <dc:date>2011-02-16T01:29:47</dc:date>
    <dc:creator>Chafik </dc:creator>
    <meta:editing-duration>PT00H03M54S</meta:editing-duration>
    <meta:editing-cycles>1</meta:editing-cycles>
    <meta:document-statistic meta:object-count="34"/>
    <meta:generator>OpenOffice.org/3.2$Unix OpenOffice.org_project/320m19$Build-9505</meta:generator>
  </office:meta>
</office:document-meta>
</file>